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File/Folder Name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Size (MB)</text:p>
          </table:table-cell>
          <table:table-cell table:style-name="ce1" office:value-type="string" calcext:value-type="string">
            <text:p>Link</text:p>
          </table:table-cell>
          <table:table-cell table:style-name="ce1" office:value-type="string" calcext:value-type="string">
            <text:p>Last Modified (UTC)</text:p>
          </table:table-cell>
          <table:table-cell table:style-name="ce1" office:value-type="string" calcext:value-type="string">
            <text:p>Path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Confidential testing data room for all team members</text:p>
          </table:table-cell>
          <table:table-cell table:style-name="ce1" office:value-type="string" calcext:value-type="string">
            <text:p>Data Room</text:p>
          </table:table-cell>
          <table:table-cell table:style-name="ce2" office:value-type="float" office:value="10.1" calcext:value-type="float">
            <text:p>10.1</text:p>
          </table:table-cell>
          <table:table-cell table:style-name="ce3" office:value-type="string" calcext:value-type="string">
            <text:p><text:a xlink:href="https://staging-x.digify.com/a/#/d/2/58727b63564842bf80656c2440d74bef" xlink:type="simple">https://staging-x.digify.com/a/#/d/2/58727b63564842bf80656c2440d74bef</text:a></text:p>
          </table:table-cell>
          <table:table-cell table:style-name="ce4" office:value-type="date" office:date-value="2022-12-09T03:30:52" calcext:value-type="date">
            <text:p>12/9/2022 3:30:52 AM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1. test excel .xlsx</text:p>
          </table:table-cell>
          <table:table-cell table:style-name="ce1" office:value-type="string" calcext:value-type="string">
            <text:p>File</text:p>
          </table:table-cell>
          <table:table-cell table:style-name="ce2" office:value-type="float" office:value="0" calcext:value-type="float">
            <text:p>0</text:p>
          </table:table-cell>
          <table:table-cell table:style-name="ce3" office:value-type="string" calcext:value-type="string">
            <text:p><text:a xlink:href="https://staging-x.digify.com/a/#/f/d2/6d75d776b9024321b5d832fbce1c4412" xlink:type="simple">https://staging-x.digify.com/a/#/f/d2/6d75d776b9024321b5d832fbce1c4412</text:a></text:p>
          </table:table-cell>
          <table:table-cell table:style-name="ce4" office:value-type="date" office:date-value="2022-12-09T03:33:16" calcext:value-type="date">
            <text:p>12/9/2022 3:33:16 AM</text:p>
          </table:table-cell>
          <table:table-cell table:style-name="ce1" office:value-type="string" calcext:value-type="string">
            <text:p>/Confidential testing data room for all team members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2. pdf_file1-234.pdf</text:p>
          </table:table-cell>
          <table:table-cell table:style-name="ce1" office:value-type="string" calcext:value-type="string">
            <text:p>File</text:p>
          </table:table-cell>
          <table:table-cell table:style-name="ce2" office:value-type="float" office:value="0" calcext:value-type="float">
            <text:p>0</text:p>
          </table:table-cell>
          <table:table-cell table:style-name="ce3" office:value-type="string" calcext:value-type="string">
            <text:p><text:a xlink:href="https://staging-x.digify.com/a/#/f/d2/a4ff76d4d9784b82a5a4b6bcd3d95865" xlink:type="simple">https://staging-x.digify.com/a/#/f/d2/a4ff76d4d9784b82a5a4b6bcd3d95865</text:a></text:p>
          </table:table-cell>
          <table:table-cell table:style-name="ce2" office:value-type="string" calcext:value-type="string">
            <text:p>23/9/2022 7:31:39 AM</text:p>
          </table:table-cell>
          <table:table-cell table:style-name="ce1" office:value-type="string" calcext:value-type="string">
            <text:p>/Confidential testing data room for all team members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3. My Folder 1</text:p>
          </table:table-cell>
          <table:table-cell table:style-name="ce1" office:value-type="string" calcext:value-type="string">
            <text:p>Folder</text:p>
          </table:table-cell>
          <table:table-cell table:style-name="ce2" office:value-type="float" office:value="0" calcext:value-type="float">
            <text:p>0</text:p>
          </table:table-cell>
          <table:table-cell table:style-name="ce3" office:value-type="string" calcext:value-type="string">
            <text:p><text:a xlink:href="https://staging-x.digify.com/a/#/d/2/fbd6cdcb631040b59f5b30106dccc0c3" xlink:type="simple">https://staging-x.digify.com/a/#/d/2/fbd6cdcb631040b59f5b30106dccc0c3</text:a></text:p>
          </table:table-cell>
          <table:table-cell table:style-name="ce4" office:value-type="date" office:date-value="2022-12-09T03:34:53" calcext:value-type="date">
            <text:p>12/9/2022 3:34:53 AM</text:p>
          </table:table-cell>
          <table:table-cell table:style-name="ce1" office:value-type="string" calcext:value-type="string">
            <text:p>/Confidential testing data room for all team members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3.1. pdf_file2.pdf</text:p>
          </table:table-cell>
          <table:table-cell table:style-name="ce1" office:value-type="string" calcext:value-type="string">
            <text:p>File</text:p>
          </table:table-cell>
          <table:table-cell table:style-name="ce2" office:value-type="float" office:value="0" calcext:value-type="float">
            <text:p>0</text:p>
          </table:table-cell>
          <table:table-cell table:style-name="ce3" office:value-type="string" calcext:value-type="string">
            <text:p><text:a xlink:href="https://staging-x.digify.com/a/#/f/d2/6f03ca626bb141aeaefbe126cd28bd6d" xlink:type="simple">https://staging-x.digify.com/a/#/f/d2/6f03ca626bb141aeaefbe126cd28bd6d</text:a></text:p>
          </table:table-cell>
          <table:table-cell table:style-name="ce4" office:value-type="date" office:date-value="2022-12-09T03:35:09" calcext:value-type="date">
            <text:p>12/9/2022 3:35:09 AM</text:p>
          </table:table-cell>
          <table:table-cell table:style-name="ce1" office:value-type="string" calcext:value-type="string">
            <text:p>/Confidential testing data room for all team members/3. My Folder 1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3.2. pdf_file3.pdf</text:p>
          </table:table-cell>
          <table:table-cell table:style-name="ce1" office:value-type="string" calcext:value-type="string">
            <text:p>File</text:p>
          </table:table-cell>
          <table:table-cell table:style-name="ce2" office:value-type="float" office:value="0" calcext:value-type="float">
            <text:p>0</text:p>
          </table:table-cell>
          <table:table-cell table:style-name="ce3" office:value-type="string" calcext:value-type="string">
            <text:p><text:a xlink:href="https://staging-x.digify.com/a/#/f/d2/8572c61a94c547cead211fe612f9bab8" xlink:type="simple">https://staging-x.digify.com/a/#/f/d2/8572c61a94c547cead211fe612f9bab8</text:a></text:p>
          </table:table-cell>
          <table:table-cell table:style-name="ce4" office:value-type="date" office:date-value="2022-12-09T03:35:09" calcext:value-type="date">
            <text:p>12/9/2022 3:35:09 AM</text:p>
          </table:table-cell>
          <table:table-cell table:style-name="ce1" office:value-type="string" calcext:value-type="string">
            <text:p>/Confidential testing data room for all team members/3. My Folder 1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3.3. pdf_file3 (1).pdf</text:p>
          </table:table-cell>
          <table:table-cell table:style-name="ce1" office:value-type="string" calcext:value-type="string">
            <text:p>File</text:p>
          </table:table-cell>
          <table:table-cell table:style-name="ce2" office:value-type="float" office:value="0" calcext:value-type="float">
            <text:p>0</text:p>
          </table:table-cell>
          <table:table-cell table:style-name="ce3" office:value-type="string" calcext:value-type="string">
            <text:p><text:a xlink:href="https://staging-x.digify.com/a/#/f/d2/99b6cd774ed44abb8dcd765df38e5cab" xlink:type="simple">https://staging-x.digify.com/a/#/f/d2/99b6cd774ed44abb8dcd765df38e5cab</text:a></text:p>
          </table:table-cell>
          <table:table-cell table:style-name="ce4" office:value-type="date" office:date-value="2022-07-11T05:04:16" calcext:value-type="date">
            <text:p>7/11/2022 5:04:16 AM</text:p>
          </table:table-cell>
          <table:table-cell table:style-name="ce1" office:value-type="string" calcext:value-type="string">
            <text:p>/Confidential testing data room for all team members/3. My Folder 1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4. Untitled document.docx</text:p>
          </table:table-cell>
          <table:table-cell table:style-name="ce1" office:value-type="string" calcext:value-type="string">
            <text:p>File</text:p>
          </table:table-cell>
          <table:table-cell table:style-name="ce2" office:value-type="float" office:value="0.3" calcext:value-type="float">
            <text:p>0.3</text:p>
          </table:table-cell>
          <table:table-cell table:style-name="ce3" office:value-type="string" calcext:value-type="string">
            <text:p><text:a xlink:href="https://staging-x.digify.com/a/#/f/d2/2458ffeeedd04430b5b9df4aee1e964b" xlink:type="simple">https://staging-x.digify.com/a/#/f/d2/2458ffeeedd04430b5b9df4aee1e964b</text:a></text:p>
          </table:table-cell>
          <table:table-cell table:style-name="ce2" office:value-type="string" calcext:value-type="string">
            <text:p>28/11/2022 2:36:24 AM</text:p>
          </table:table-cell>
          <table:table-cell table:style-name="ce1" office:value-type="string" calcext:value-type="string">
            <text:p>/Confidential testing data room for all team members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5. pdf_file1.pdf</text:p>
          </table:table-cell>
          <table:table-cell table:style-name="ce1" office:value-type="string" calcext:value-type="string">
            <text:p>File</text:p>
          </table:table-cell>
          <table:table-cell table:style-name="ce2" office:value-type="float" office:value="0" calcext:value-type="float">
            <text:p>0</text:p>
          </table:table-cell>
          <table:table-cell table:style-name="ce3" office:value-type="string" calcext:value-type="string">
            <text:p><text:a xlink:href="https://staging-x.digify.com/a/#/f/d2/de6d6a71c80f42359c3d9220642a4847" xlink:type="simple">https://staging-x.digify.com/a/#/f/d2/de6d6a71c80f42359c3d9220642a4847</text:a></text:p>
          </table:table-cell>
          <table:table-cell table:style-name="ce2" office:value-type="string" calcext:value-type="string">
            <text:p>25/10/2022 7:46:50 AM</text:p>
          </table:table-cell>
          <table:table-cell table:style-name="ce1" office:value-type="string" calcext:value-type="string">
            <text:p>/Confidential testing data room for all team members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6. pdf_file2.pdf</text:p>
          </table:table-cell>
          <table:table-cell table:style-name="ce1" office:value-type="string" calcext:value-type="string">
            <text:p>File</text:p>
          </table:table-cell>
          <table:table-cell table:style-name="ce2" office:value-type="float" office:value="0" calcext:value-type="float">
            <text:p>0</text:p>
          </table:table-cell>
          <table:table-cell table:style-name="ce3" office:value-type="string" calcext:value-type="string">
            <text:p><text:a xlink:href="https://staging-x.digify.com/a/#/f/d2/e79b97c271e84ccba0b68650102349e3" xlink:type="simple">https://staging-x.digify.com/a/#/f/d2/e79b97c271e84ccba0b68650102349e3</text:a></text:p>
          </table:table-cell>
          <table:table-cell table:style-name="ce2" office:value-type="string" calcext:value-type="string">
            <text:p>25/10/2022 7:46:50 AM</text:p>
          </table:table-cell>
          <table:table-cell table:style-name="ce1" office:value-type="string" calcext:value-type="string">
            <text:p>/Confidential testing data room for all team members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7. links.docx</text:p>
          </table:table-cell>
          <table:table-cell table:style-name="ce1" office:value-type="string" calcext:value-type="string">
            <text:p>File</text:p>
          </table:table-cell>
          <table:table-cell table:style-name="ce2" office:value-type="float" office:value="0" calcext:value-type="float">
            <text:p>0</text:p>
          </table:table-cell>
          <table:table-cell table:style-name="ce3" office:value-type="string" calcext:value-type="string">
            <text:p><text:a xlink:href="https://staging-x.digify.com/a/#/f/d2/597812c7339e49efb10aa76ee01fe94c" xlink:type="simple">https://staging-x.digify.com/a/#/f/d2/597812c7339e49efb10aa76ee01fe94c</text:a></text:p>
          </table:table-cell>
          <table:table-cell table:style-name="ce4" office:value-type="date" office:date-value="2022-08-11T08:10:45" calcext:value-type="date">
            <text:p>8/11/2022 8:10:45 AM</text:p>
          </table:table-cell>
          <table:table-cell table:style-name="ce1" office:value-type="string" calcext:value-type="string">
            <text:p>/Confidential testing data room for all team members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8. video1369223306.mp4</text:p>
          </table:table-cell>
          <table:table-cell table:style-name="ce1" office:value-type="string" calcext:value-type="string">
            <text:p>File</text:p>
          </table:table-cell>
          <table:table-cell table:style-name="ce2" office:value-type="float" office:value="0.8" calcext:value-type="float">
            <text:p>0.8</text:p>
          </table:table-cell>
          <table:table-cell table:style-name="ce3" office:value-type="string" calcext:value-type="string">
            <text:p><text:a xlink:href="https://staging-x.digify.com/a/#/f/d2/36b1a1d10c784c8d8c2ba992d91550cc" xlink:type="simple">https://staging-x.digify.com/a/#/f/d2/36b1a1d10c784c8d8c2ba992d91550cc</text:a></text:p>
          </table:table-cell>
          <table:table-cell table:style-name="ce2" office:value-type="string" calcext:value-type="string">
            <text:p>27/10/2022 6:42:30 AM</text:p>
          </table:table-cell>
          <table:table-cell table:style-name="ce1" office:value-type="string" calcext:value-type="string">
            <text:p>/Confidential testing data room for all team members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9. video_1280.mp4</text:p>
          </table:table-cell>
          <table:table-cell table:style-name="ce1" office:value-type="string" calcext:value-type="string">
            <text:p>File</text:p>
          </table:table-cell>
          <table:table-cell table:style-name="ce2" office:value-type="float" office:value="4.5" calcext:value-type="float">
            <text:p>4.5</text:p>
          </table:table-cell>
          <table:table-cell table:style-name="ce3" office:value-type="string" calcext:value-type="string">
            <text:p><text:a xlink:href="https://staging-x.digify.com/a/#/f/d2/1c69b2644dab42749f436c1f7542ff2c" xlink:type="simple">https://staging-x.digify.com/a/#/f/d2/1c69b2644dab42749f436c1f7542ff2c</text:a></text:p>
          </table:table-cell>
          <table:table-cell table:style-name="ce2" office:value-type="string" calcext:value-type="string">
            <text:p>27/10/2022 6:43:31 AM</text:p>
          </table:table-cell>
          <table:table-cell table:style-name="ce1" office:value-type="string" calcext:value-type="string">
            <text:p>/Confidential testing data room for all team members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10. testErrorVideo.mp4</text:p>
          </table:table-cell>
          <table:table-cell table:style-name="ce1" office:value-type="string" calcext:value-type="string">
            <text:p>File</text:p>
          </table:table-cell>
          <table:table-cell table:style-name="ce2" office:value-type="float" office:value="0" calcext:value-type="float">
            <text:p>0</text:p>
          </table:table-cell>
          <table:table-cell table:style-name="ce3" office:value-type="string" calcext:value-type="string">
            <text:p><text:a xlink:href="https://staging-x.digify.com/a/#/f/d2/b41b88dfd0414ccbbd8d0f3398642461" xlink:type="simple">https://staging-x.digify.com/a/#/f/d2/b41b88dfd0414ccbbd8d0f3398642461</text:a></text:p>
          </table:table-cell>
          <table:table-cell table:style-name="ce2" office:value-type="string" calcext:value-type="string">
            <text:p>27/10/2022 6:47:12 AM</text:p>
          </table:table-cell>
          <table:table-cell table:style-name="ce1" office:value-type="string" calcext:value-type="string">
            <text:p>/Confidential testing data room for all team members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11. testErrorVideo(1).mp4</text:p>
          </table:table-cell>
          <table:table-cell table:style-name="ce1" office:value-type="string" calcext:value-type="string">
            <text:p>File</text:p>
          </table:table-cell>
          <table:table-cell table:style-name="ce2" office:value-type="float" office:value="0" calcext:value-type="float">
            <text:p>0</text:p>
          </table:table-cell>
          <table:table-cell table:style-name="ce3" office:value-type="string" calcext:value-type="string">
            <text:p><text:a xlink:href="https://staging-x.digify.com/a/#/f/d2/b75990be3a1a4b4bb988d90538527083" xlink:type="simple">https://staging-x.digify.com/a/#/f/d2/b75990be3a1a4b4bb988d90538527083</text:a></text:p>
          </table:table-cell>
          <table:table-cell table:style-name="ce2" office:value-type="string" calcext:value-type="string">
            <text:p>27/10/2022 6:55:05 AM</text:p>
          </table:table-cell>
          <table:table-cell table:style-name="ce1" office:value-type="string" calcext:value-type="string">
            <text:p>/Confidential testing data room for all team members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12. File76.mp4</text:p>
          </table:table-cell>
          <table:table-cell table:style-name="ce1" office:value-type="string" calcext:value-type="string">
            <text:p>File</text:p>
          </table:table-cell>
          <table:table-cell table:style-name="ce2" office:value-type="float" office:value="0" calcext:value-type="float">
            <text:p>0</text:p>
          </table:table-cell>
          <table:table-cell table:style-name="ce3" office:value-type="string" calcext:value-type="string">
            <text:p><text:a xlink:href="https://staging-x.digify.com/a/#/f/d2/6e94a5849fa44a4294708e8c1286f7bd" xlink:type="simple">https://staging-x.digify.com/a/#/f/d2/6e94a5849fa44a4294708e8c1286f7bd</text:a></text:p>
          </table:table-cell>
          <table:table-cell table:style-name="ce2" office:value-type="string" calcext:value-type="string">
            <text:p>27/10/2022 7:31:35 AM</text:p>
          </table:table-cell>
          <table:table-cell table:style-name="ce1" office:value-type="string" calcext:value-type="string">
            <text:p>/Confidential testing data room for all team members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13. testing testingtestingtestingtestingtestingtestingtestingtestingtestingtestingtesting123333rr5555</text:p>
          </table:table-cell>
          <table:table-cell table:style-name="ce1" office:value-type="string" calcext:value-type="string">
            <text:p>Folder</text:p>
          </table:table-cell>
          <table:table-cell table:style-name="ce2" office:value-type="float" office:value="2.7" calcext:value-type="float">
            <text:p>2.7</text:p>
          </table:table-cell>
          <table:table-cell table:style-name="ce3" office:value-type="string" calcext:value-type="string">
            <text:p><text:a xlink:href="https://staging-x.digify.com/a/#/d/2/f691894dcc7c4651a46631c8c1617271" xlink:type="simple">https://staging-x.digify.com/a/#/d/2/f691894dcc7c4651a46631c8c1617271</text:a></text:p>
          </table:table-cell>
          <table:table-cell table:style-name="ce4" office:value-type="date" office:date-value="2022-07-11T04:18:13" calcext:value-type="date">
            <text:p>7/11/2022 4:18:13 AM</text:p>
          </table:table-cell>
          <table:table-cell table:style-name="ce1" office:value-type="string" calcext:value-type="string">
            <text:p>/Confidential testing data room for all team members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13.1. testing excel file - Copy.xlsx</text:p>
          </table:table-cell>
          <table:table-cell table:style-name="ce1" office:value-type="string" calcext:value-type="string">
            <text:p>File</text:p>
          </table:table-cell>
          <table:table-cell table:style-name="ce2" office:value-type="float" office:value="0" calcext:value-type="float">
            <text:p>0</text:p>
          </table:table-cell>
          <table:table-cell table:style-name="ce3" office:value-type="string" calcext:value-type="string">
            <text:p><text:a xlink:href="https://staging-x.digify.com/a/#/f/d2/5508c5233e394223a46827a2fde0f103" xlink:type="simple">https://staging-x.digify.com/a/#/f/d2/5508c5233e394223a46827a2fde0f103</text:a></text:p>
          </table:table-cell>
          <table:table-cell table:style-name="ce4" office:value-type="date" office:date-value="2022-07-11T04:19:09" calcext:value-type="date">
            <text:p>7/11/2022 4:19:09 AM</text:p>
          </table:table-cell>
          <table:table-cell table:style-name="ce1" office:value-type="string" calcext:value-type="string">
            <text:p>/Confidential testing data room for all team members/13. testing testingtestingtestingtestingtestingtestingtestingtestingtestingtestingtesting123333rr5555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13.2. file2 - Copy.pdf</text:p>
          </table:table-cell>
          <table:table-cell table:style-name="ce1" office:value-type="string" calcext:value-type="string">
            <text:p>File</text:p>
          </table:table-cell>
          <table:table-cell table:style-name="ce2" office:value-type="float" office:value="0" calcext:value-type="float">
            <text:p>0</text:p>
          </table:table-cell>
          <table:table-cell table:style-name="ce3" office:value-type="string" calcext:value-type="string">
            <text:p><text:a xlink:href="https://staging-x.digify.com/a/#/f/d2/747b3253f0964a1bb05d7568cae32ac3" xlink:type="simple">https://staging-x.digify.com/a/#/f/d2/747b3253f0964a1bb05d7568cae32ac3</text:a></text:p>
          </table:table-cell>
          <table:table-cell table:style-name="ce4" office:value-type="date" office:date-value="2022-07-11T08:21:20" calcext:value-type="date">
            <text:p>7/11/2022 8:21:20 AM</text:p>
          </table:table-cell>
          <table:table-cell table:style-name="ce1" office:value-type="string" calcext:value-type="string">
            <text:p>/Confidential testing data room for all team members/13. testing testingtestingtestingtestingtestingtestingtestingtestingtestingtestingtesting123333rr5555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13.3. trewqadddddddddddddbbbbbbbbbb nnnnnnnnnnnnnnnnnnnnnnnnnnnnnnnnnnnnoooooooooooo</text:p>
          </table:table-cell>
          <table:table-cell table:style-name="ce1" office:value-type="string" calcext:value-type="string">
            <text:p>Folder</text:p>
          </table:table-cell>
          <table:table-cell table:style-name="ce2" office:value-type="float" office:value="0.2" calcext:value-type="float">
            <text:p>0.2</text:p>
          </table:table-cell>
          <table:table-cell table:style-name="ce3" office:value-type="string" calcext:value-type="string">
            <text:p><text:a xlink:href="https://staging-x.digify.com/a/#/d/2/28689c0237f44af091bdda472c2c14c6" xlink:type="simple">https://staging-x.digify.com/a/#/d/2/28689c0237f44af091bdda472c2c14c6</text:a></text:p>
          </table:table-cell>
          <table:table-cell table:style-name="ce4" office:value-type="date" office:date-value="2022-07-11T04:19:46" calcext:value-type="date">
            <text:p>7/11/2022 4:19:46 AM</text:p>
          </table:table-cell>
          <table:table-cell table:style-name="ce1" office:value-type="string" calcext:value-type="string">
            <text:p>/Confidential testing data room for all team members/13. testing testingtestingtestingtestingtestingtestingtestingtestingtestingtestingtesting123333rr5555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13.3.1. file2 - Copy.pdf</text:p>
          </table:table-cell>
          <table:table-cell table:style-name="ce1" office:value-type="string" calcext:value-type="string">
            <text:p>File</text:p>
          </table:table-cell>
          <table:table-cell table:style-name="ce2" office:value-type="float" office:value="0" calcext:value-type="float">
            <text:p>0</text:p>
          </table:table-cell>
          <table:table-cell table:style-name="ce3" office:value-type="string" calcext:value-type="string">
            <text:p><text:a xlink:href="https://staging-x.digify.com/a/#/f/d2/d6687f79a0eb47cc9030411f5697af00" xlink:type="simple">https://staging-x.digify.com/a/#/f/d2/d6687f79a0eb47cc9030411f5697af00</text:a></text:p>
          </table:table-cell>
          <table:table-cell table:style-name="ce4" office:value-type="date" office:date-value="2022-07-11T07:24:22" calcext:value-type="date">
            <text:p>7/11/2022 7:24:22 AM</text:p>
          </table:table-cell>
          <table:table-cell table:style-name="ce1" office:value-type="string" calcext:value-type="string">
            <text:p>/Confidential testing data room for all team members/13. testing testingtestingtestingtestingtestingtestingtestingtestingtestingtestingtesting123333rr5555/13.3. trewqadddddddddddddbbbbbbbbbb nnnnnnnnnnnnnnnnnnnnnnnnnnnnnnnnnnnnoooooooooooo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13.3.2. testing data aaaaaaaahhhhhhhhhhhhhh.jpg</text:p>
          </table:table-cell>
          <table:table-cell table:style-name="ce1" office:value-type="string" calcext:value-type="string">
            <text:p>File</text:p>
          </table:table-cell>
          <table:table-cell table:style-name="ce2" office:value-type="float" office:value="0.1" calcext:value-type="float">
            <text:p>0.1</text:p>
          </table:table-cell>
          <table:table-cell table:style-name="ce3" office:value-type="string" calcext:value-type="string">
            <text:p><text:a xlink:href="https://staging-x.digify.com/a/#/f/d2/1172f0417df44836b872df3d0c5b1bc5" xlink:type="simple">https://staging-x.digify.com/a/#/f/d2/1172f0417df44836b872df3d0c5b1bc5</text:a></text:p>
          </table:table-cell>
          <table:table-cell table:style-name="ce4" office:value-type="date" office:date-value="2022-07-11T04:20:00" calcext:value-type="date">
            <text:p>7/11/2022 4:20:00 AM</text:p>
          </table:table-cell>
          <table:table-cell table:style-name="ce1" office:value-type="string" calcext:value-type="string">
            <text:p>/Confidential testing data room for all team members/13. testing testingtestingtestingtestingtestingtestingtestingtestingtestingtestingtesting123333rr5555/13.3. trewqadddddddddddddbbbbbbbbbb nnnnnnnnnnnnnnnnnnnnnnnnnnnnnnnnnnnnoooooooooooo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13.3.3. testing msg1233333333333yyyyyyyyyyyyyyyyyyyyyy</text:p>
          </table:table-cell>
          <table:table-cell table:style-name="ce1" office:value-type="string" calcext:value-type="string">
            <text:p>Folder</text:p>
          </table:table-cell>
          <table:table-cell table:style-name="ce2" office:value-type="float" office:value="0" calcext:value-type="float">
            <text:p>0</text:p>
          </table:table-cell>
          <table:table-cell table:style-name="ce3" office:value-type="string" calcext:value-type="string">
            <text:p><text:a xlink:href="https://staging-x.digify.com/a/#/d/2/770d56d4c56f4744aeda031aebcea644" xlink:type="simple">https://staging-x.digify.com/a/#/d/2/770d56d4c56f4744aeda031aebcea644</text:a></text:p>
          </table:table-cell>
          <table:table-cell table:style-name="ce4" office:value-type="date" office:date-value="2022-07-11T04:51:38" calcext:value-type="date">
            <text:p>7/11/2022 4:51:38 AM</text:p>
          </table:table-cell>
          <table:table-cell table:style-name="ce1" office:value-type="string" calcext:value-type="string">
            <text:p>/Confidential testing data room for all team members/13. testing testingtestingtestingtestingtestingtestingtestingtestingtestingtestingtesting123333rr5555/13.3. trewqadddddddddddddbbbbbbbbbb nnnnnnnnnnnnnnnnnnnnnnnnnnnnnnnnnnnnoooooooooooo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13.3.4. file2.pdf</text:p>
          </table:table-cell>
          <table:table-cell table:style-name="ce1" office:value-type="string" calcext:value-type="string">
            <text:p>File</text:p>
          </table:table-cell>
          <table:table-cell table:style-name="ce2" office:value-type="float" office:value="0" calcext:value-type="float">
            <text:p>0</text:p>
          </table:table-cell>
          <table:table-cell table:style-name="ce3" office:value-type="string" calcext:value-type="string">
            <text:p><text:a xlink:href="https://staging-x.digify.com/a/#/f/d2/59b57137882844d2bc7a76907c7c97bc" xlink:type="simple">https://staging-x.digify.com/a/#/f/d2/59b57137882844d2bc7a76907c7c97bc</text:a></text:p>
          </table:table-cell>
          <table:table-cell table:style-name="ce4" office:value-type="date" office:date-value="2022-07-11T08:12:34" calcext:value-type="date">
            <text:p>7/11/2022 8:12:34 AM</text:p>
          </table:table-cell>
          <table:table-cell table:style-name="ce1" office:value-type="string" calcext:value-type="string">
            <text:p>/Confidential testing data room for all team members/13. testing testingtestingtestingtestingtestingtestingtestingtestingtestingtestingtesting123333rr5555/13.3. trewqadddddddddddddbbbbbbbbbb nnnnnnnnnnnnnnnnnnnnnnnnnnnnnnnnnnnnoooooooooooo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13.4. video1220685685.mp4</text:p>
          </table:table-cell>
          <table:table-cell table:style-name="ce1" office:value-type="string" calcext:value-type="string">
            <text:p>File</text:p>
          </table:table-cell>
          <table:table-cell table:style-name="ce2" office:value-type="float" office:value="2.6" calcext:value-type="float">
            <text:p>2.6</text:p>
          </table:table-cell>
          <table:table-cell table:style-name="ce3" office:value-type="string" calcext:value-type="string">
            <text:p><text:a xlink:href="https://staging-x.digify.com/a/#/f/d2/0a1dac997f6f4f1fb5bc0c98b4743ff2" xlink:type="simple">https://staging-x.digify.com/a/#/f/d2/0a1dac997f6f4f1fb5bc0c98b4743ff2</text:a></text:p>
          </table:table-cell>
          <table:table-cell table:style-name="ce4" office:value-type="date" office:date-value="2022-07-11T07:50:32" calcext:value-type="date">
            <text:p>7/11/2022 7:50:32 AM</text:p>
          </table:table-cell>
          <table:table-cell table:style-name="ce1" office:value-type="string" calcext:value-type="string">
            <text:p>/Confidential testing data room for all team members/13. testing testingtestingtestingtestingtestingtestingtestingtestingtestingtestingtesting123333rr5555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14. qwwwwwwwwwwwwwwwwwwwwwwwwwwwwwwwwwwwwwwweeeeeeeeeeeeeeeeeeeeeeeeeeeeeeeeeeeeeeeeeeeeeeeeeeeeeeeeeeeeeeeeeeeeeeeeeeeeeeeeetttttttttttttttttttttttttttttttttttttttttttttttttttttttttttttttttttttttttttttttttttttttttttttttttttttttttyyyyyyyyyyyyyyyyyyyyyyyyyyyyyyyyyyyyyyyyyyyyyyyyyyyyyyyyyyyyyyyyyyyyyyyyyyyyyyyyyyyyyyyyyyyyyyyyyyyyyyyyyyyyyyyyyyyyyyyyyyyyyyyyyyyyyyyyyyyyyyyyyyyy</text:p>
          </table:table-cell>
          <table:table-cell table:style-name="ce1" office:value-type="string" calcext:value-type="string">
            <text:p>Folder</text:p>
          </table:table-cell>
          <table:table-cell table:style-name="ce2" office:value-type="float" office:value="0" calcext:value-type="float">
            <text:p>0</text:p>
          </table:table-cell>
          <table:table-cell table:style-name="ce3" office:value-type="string" calcext:value-type="string">
            <text:p><text:a xlink:href="https://staging-x.digify.com/a/#/d/2/4515e5faaa1f435585a29d70f4c77bf1" xlink:type="simple">https://staging-x.digify.com/a/#/d/2/4515e5faaa1f435585a29d70f4c77bf1</text:a></text:p>
          </table:table-cell>
          <table:table-cell table:style-name="ce4" office:value-type="date" office:date-value="2022-10-11T07:40:08" calcext:value-type="date">
            <text:p>10/11/2022 7:40:08 AM</text:p>
          </table:table-cell>
          <table:table-cell table:style-name="ce1" office:value-type="string" calcext:value-type="string">
            <text:p>/Confidential testing data room for all team members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14.1. file2 - Copy.pdf</text:p>
          </table:table-cell>
          <table:table-cell table:style-name="ce1" office:value-type="string" calcext:value-type="string">
            <text:p>File</text:p>
          </table:table-cell>
          <table:table-cell table:style-name="ce2" office:value-type="float" office:value="0" calcext:value-type="float">
            <text:p>0</text:p>
          </table:table-cell>
          <table:table-cell table:style-name="ce3" office:value-type="string" calcext:value-type="string">
            <text:p><text:a xlink:href="https://staging-x.digify.com/a/#/f/d2/55f00cb3bb484ac3a07a832654acd170" xlink:type="simple">https://staging-x.digify.com/a/#/f/d2/55f00cb3bb484ac3a07a832654acd170</text:a></text:p>
          </table:table-cell>
          <table:table-cell table:style-name="ce4" office:value-type="date" office:date-value="2022-10-11T07:40:49" calcext:value-type="date">
            <text:p>10/11/2022 7:40:49 AM</text:p>
          </table:table-cell>
          <table:table-cell table:style-name="ce1" office:value-type="string" calcext:value-type="string">
            <text:p>/Confidential testing data room for all team members/14. qwwwwwwwwwwwwwwwwwwwwwwwwwwwwwwwwwwwwwwweeeeeeeeeeeeeeeeeeeeeeeeeeeeeeeeeeeeeeeeeeeeeeeeeeeeeeeeeeeeeeeeeeeeeeeeeeeeeeeeetttttttttttttttttttttttttttttttttttttttttttttttttttttttttttttttttttttttttttttttttttttttttttttttttttttttttyyyyyyyyyyyyyyyyyyyyyyyyyyyyyyyyyyyyyyyyyyyyyyyyyyyyyyyyyyyyyyyyyyyyyyyyyyyyyyyyyyyyyyyyyyyyyyyyyyyyyyyyyyyyyyyyyyyyyyyyyyyyyyyyyyyyyyyyyyyyyyyyyyyy</text:p>
          </table:table-cell>
          <table:table-cell table:number-columns-repeated="1018"/>
        </table:table-row>
        <table:table-row table:style-name="ro2" table:number-rows-repeated="104854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  <number:text>:</number:text>
      <number:seconds number:style="long"/>
      <number:text> </number:text>
      <number:am-pm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67" meta:object-count="0"/>
    <meta:generator>LibreOfficeDev/6.0.5.2$Linux_X86_64 LibreOffice_project/</meta:generator>
  </office:meta>
</office:document-meta>
</file>